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9" style:family="table-cell" style:parent-style-name="Default">
      <style:table-cell-properties fo:background-color="#ccff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10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7"/>
        <table:table-column table:style-name="co2" table:number-columns-repeated="7" table:default-cell-style-name="ce8"/>
        <table:table-column table:style-name="co2" table:number-columns-repeated="7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9" table:number-columns-spanned="7" table:number-rows-spanned="1"/>
          <table:covered-table-cell table:number-columns-repeated="6"/>
          <table:table-cell table:style-name="ce11" table:number-columns-repeated="7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Email Sandy re:LPX use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  <table:table-cell table:style-name="ce11" office:value-type="string" calcext:value-type="string">
            <text:p>8th April: <text:a xlink:href="https://iframe.recruitmentplatform.com/met_office/external/details.html?nPostingID=1374&amp;nPostingTargetID=2308&amp;option=52&amp;sort=DESC&amp;respnr=2&amp;ID=Q5JFK026203F3VBQB79LO8NXG&amp;Resultsperpage=10&amp;lg=UK&amp;mask=metext" xlink:type="simple">https://iframe.recruitmentplatform.com/met_office/external/details.html?nPostingID=1374&amp;nPostingTargetID=2308&amp;option=52&amp;sort=DESC&amp;respnr=2&amp;ID=Q5JFK026203F3VBQB79LO8NXG&amp;Resultsperpage=10&amp;lg=UK&amp;mask=metext</text:a></text:p>
          </table:table-cell>
          <table:table-cell table:style-name="ce11" table:number-columns-repeated="6"/>
        </table:table-row>
        <table:table-row table:style-name="ro2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Default" office:value-type="string" calcext:value-type="string">
            <text:p>23rd: <text:a xlink:href="https://iframe.recruitmentplatform.com/met_office/external/details.html?nPostingID=1376&amp;nPostingTargetID=2310&amp;option=52&amp;sort=DESC&amp;respnr=2&amp;ID=Q5JFK026203F3VBQB79LO8NXG&amp;Resultsperpage=10&amp;lg=UK&amp;mask=metext" xlink:type="simple">https://iframe.recruitmentplatform.com/met_office/external/details.html?nPostingID=1376&amp;nPostingTargetID=2310&amp;option=52&amp;sort=DESC&amp;respnr=2&amp;ID=Q5JFK026203F3VBQB79LO8NXG&amp;Resultsperpage=10&amp;lg=UK&amp;mask=metext</text:a></text:p>
          </table:table-cell>
          <table:table-cell table:number-columns-repeated="6"/>
          <table:table-cell table:style-name="ce11" office:value-type="string" calcext:value-type="string">
            <text:p>11th April: <text:a xlink:href="https://iframe.recruitmentplatform.com/met_office/external/details.html?nPostingID=1413&amp;nPostingTargetID=2363&amp;option=52&amp;sort=DESC&amp;respnr=1&amp;ID=Q5JFK026203F3VBQB79LO8NXG&amp;Resultsperpage=10&amp;lg=UK&amp;mask=metext" xlink:type="simple">https://iframe.recruitmentplatform.com/met_office/external/details.html?nPostingID=1413&amp;nPostingTargetID=2363&amp;option=52&amp;sort=DESC&amp;respnr=1&amp;ID=Q5JFK026203F3VBQB79LO8NXG&amp;Resultsperpage=10&amp;lg=UK&amp;mask=metext</text:a></text:p>
          </table:table-cell>
          <table:table-cell table:style-name="ce11" table:number-columns-repeated="6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Do multi-mask benchmarking</text:p>
          </table:table-cell>
          <table:covered-table-cell table:number-columns-repeated="6" table:style-name="ce4"/>
          <table:table-cell table:style-name="Default" office:value-type="string" calcext:value-type="string">
            <text:p>23rd: <text:a xlink:href="https://iframe.recruitmentplatform.com/met_office/external/details.html?nPostingID=1373&amp;nPostingTargetID=2299&amp;option=52&amp;sort=DESC&amp;respnr=2&amp;ID=Q5JFK026203F3VBQB79LO8NXG&amp;Resultsperpage=10&amp;lg=UK&amp;mask=metext" xlink:type="simple">https://iframe.recruitmentplatform.com/met_office/external/details.html?nPostingID=1373&amp;nPostingTargetID=2299&amp;option=52&amp;sort=DESC&amp;respnr=2&amp;ID=Q5JFK026203F3VBQB79LO8NXG&amp;Resultsperpage=10&amp;lg=UK&amp;mask=metext</text:a></text:p>
          </table:table-cell>
          <table: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9" office:value-type="string" calcext:value-type="string" table:number-columns-spanned="7" table:number-rows-spanned="1">
            <text:p>24th March: <text:a xlink:href="https://iframe.recruitmentplatform.com/met_office/external/details.html?nPostingID=1382&amp;nPostingTargetID=2319&amp;option=52&amp;sort=DESC&amp;respnr=1&amp;ID=Q5JFK026203F3VBQB79LO8NXG&amp;Resultsperpage=10&amp;lg=UK&amp;mask=metext" xlink:type="simple">https://iframe.recruitmentplatform.com/met_office/external/details.html?nPostingID=1382&amp;nPostingTargetID=2319&amp;option=52&amp;sort=DESC&amp;respnr=1&amp;ID=Q5JFK026203F3VBQB79LO8NXG&amp;Resultsperpage=10&amp;lg=UK&amp;mask=metext</text:a>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number-columns-spanned="7" table:number-rows-spanned="1"/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Find master certificate</text:p>
          </table:table-cell>
          <table:covered-table-cell table:number-columns-repeated="6" table:style-name="ce4"/>
          <table:table-cell office:value-type="string" calcext:value-type="string">
            <text:p>31st March: <text:a xlink:href="http://www.jobs.ac.uk/job/ANB021/research-fellow/" xlink:type="simple">http://www.jobs.ac.uk/job/ANB021/research-fellow/</text:a></text:p>
          </table:table-cell>
          <table: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  <table:table-cell table:style-name="ce8" office:value-type="string" calcext:value-type="string" table:number-columns-spanned="7" table:number-rows-spanned="1">
            <text:p>15th April: <text:a xlink:href="https://krb-sjobs.brassring.com/TGWebHost/jobdetails.aspx?SID=%5EV2y1ZSpVLoso03b8VqKw0r3jrXJzO7UwVbTl1cCdXQql6eXHXARwLvKRU_slp_rhc_JQ34A4&amp;jobId=878476&amp;type=search&amp;JobReqLang=140&amp;recordstart=1&amp;JobSiteId=5460&amp;JobSiteInfo=878476_5460&amp;GQId=1164" xlink:type="simple">https://krb-sjobs.brassring.com/TGWebHost/jobdetails.aspx?SID=%5eV2y1ZSpVLoso03b8VqKw0r3jrXJzO7UwVbTl1cCdXQql6eXHXARwLvKRU_slp_rhc_JQ34A4&amp;jobId=878476&amp;type=search&amp;JobReqLang=140&amp;recordstart=1&amp;JobSiteId=5460&amp;JobSiteInfo=878476_5460&amp;GQId=1164</text:a></text:p>
          </table:table-cell>
          <table:covered-table-cell table:number-columns-repeated="6" table:style-name="ce11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Email met office about application process:<text:a xlink:href="mailto:HRrecruitment@metoffice.gov.uk" xlink:type="simple">HRrecruitment@metoffice.gov.uk</text:a>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  <table:table-cell table:style-name="ce8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1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Email ncas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  <table:table-cell table:style-name="ce11" office:value-type="string" calcext:value-type="string">
            <text:p>TM2 repo</text:p>
          </table:table-cell>
          <table:table-cell table:style-name="ce11"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Sort out phone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4"/>
          <table:table-cell table:style-name="ce10" office:value-type="string" calcext:value-type="string" table:number-columns-spanned="7" table:number-rows-spanned="1">
            <text:p>Email MEL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  <table:table-cell table:style-name="ce11" table:number-columns-repeated="7"/>
        </table:table-row>
        <table:table-row table:style-name="ro2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1" office:value-type="string" calcext:value-type="string" table:number-columns-spanned="7" table:number-rows-spanned="1">
            <text:p>31st March: <text:a xlink:href="https://jobs.exeter.ac.uk/hrpr_webrecruitment/wrd/run/ETREC107GF.open?VACANCY_ID%3D691226EJhA%1BUSESSION=769C89CAAAF540A182C7C5E2238138A0&amp;WVID=3817591jNg&amp;LANG=USA" xlink:type="simple">https://jobs.exeter.ac.uk/hrpr_webrecruitment/wrd/run/ETREC107GF.open?VACANCY_ID%3d691226EJhA%1BUSESSION=769C89CAAAF540A182C7C5E2238138A0&amp;WVID=3817591jNg&amp;LANG=USA</text:a></text:p>
          </table:table-cell>
          <table:covered-table-cell table:number-columns-repeated="6" table:style-name="ce11"/>
          <table:table-cell table:style-name="ce11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1" table:number-columns-spanned="7" table:number-rows-spanned="1"/>
          <table:covered-table-cell table:number-columns-repeated="6" table:style-name="ce11"/>
          <table:table-cell table:style-name="ce8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2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office:value-type="string" calcext:value-type="string">
            <text:p>Email Margrete</text:p>
          </table:table-cell>
          <table:table-cell table:number-columns-repeated="6"/>
          <table:table-cell table:style-name="ce12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R plotting toutirial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Make cv maker into packag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Make scholar grab into packag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9:56:21.230377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3-15T08:03:59.145960111</dc:date>
    <dc:creator>Douglas Kelley</dc:creator>
    <meta:editing-duration>P12DT16H4M20S</meta:editing-duration>
    <meta:editing-cycles>41</meta:editing-cycles>
    <meta:generator>LibreOffice/4.4.6.3$Linux_X86_64 LibreOffice_project/40m0$Build-3</meta:generator>
    <meta:document-statistic meta:table-count="2" meta:cell-count="37" meta:object-count="0"/>
  </office:meta>
</office:document-meta>
</file>